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012" officeooo:paragraph-rsid="00081c11"/>
    </style:style>
    <style:style style:name="P2" style:family="paragraph" style:parent-style-name="Standard">
      <style:text-properties officeooo:rsid="0007cbf6" officeooo:paragraph-rsid="00081c11"/>
    </style:style>
    <style:style style:name="P3" style:family="paragraph" style:parent-style-name="Standard">
      <style:text-properties officeooo:rsid="00081c11" officeooo:paragraph-rsid="00081c11"/>
    </style:style>
    <style:style style:name="T1" style:family="text">
      <style:text-properties officeooo:rsid="0007cd4e"/>
    </style:style>
    <style:style style:name="T2" style:family="text">
      <style:text-properties officeooo:rsid="000a7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<text:span text:style-name="T1">with Batch Normalization</text:span></text:p>
      <text:p text:style-name="P2">Feature scaling<text:span text:style-name="T2">(Standard Scaling)</text:span> on the entire dataset followed by splitting into training and testing dataset</text:p>
      <text:p text:style-name="P2">Constant learning rate</text:p>
      <text:p text:style-name="P2">ReLU activation function in all layers</text:p>
      <text:p text:style-name="P3">SGD optimizer</text:p>
      <text:p text:style-name="P1">Validation Los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10:24.788353368</meta:creation-date>
    <dc:date>2019-10-18T10:10:51.725590482</dc:date>
    <meta:editing-duration>PT27S</meta:editing-duration>
    <meta:editing-cycles>1</meta:editing-cycles>
    <meta:document-statistic meta:table-count="0" meta:image-count="0" meta:object-count="0" meta:page-count="1" meta:paragraph-count="6" meta:word-count="33" meta:character-count="245" meta:non-whitespace-character-count="217"/>
    <meta:generator>LibreOffice/5.1.6.2$Linux_X86_64 LibreOffice_project/10m0$Build-2</meta:generator>
  </office:meta>
</office:document-meta>
</file>